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05000000564C617CC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6.493cm" svg:height="2.263cm" svg:x="6.191cm" svg:y="12.453cm">
          <draw:image xlink:href="Pictures/1000000000000105000000564C617CCF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29T11:20:18</dc:date>
    <dc:creator>marian </dc:creator>
    <meta:document-statistic meta:object-count="1"/>
    <meta:generator>LibreOffice/3.4$Linux LibreOffice_project/340m1$Build-402</meta:generator>
  </office:meta>
</office:document-meta>
</file>